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officeooo:rsid="003e5293" officeooo:paragraph-rsid="003e5293"/>
    </style:style>
    <style:style style:name="P2" style:family="paragraph" style:parent-style-name="Standard">
      <style:paragraph-properties fo:text-align="center" style:justify-single-word="false"/>
      <style:text-properties style:font-name="Calibri" fo:font-size="14pt" fo:language="el" fo:country="GR" style:font-size-asian="14pt" style:font-size-complex="14pt"/>
    </style:style>
    <style:style style:name="P3" style:family="paragraph" style:parent-style-name="Standard">
      <style:paragraph-properties fo:text-align="start" style:justify-single-word="false"/>
      <style:text-properties style:font-name="Calibri" fo:font-size="14pt" fo:language="el" fo:country="GR" style:text-underline-style="solid" style:text-underline-width="auto" style:text-underline-color="font-color" fo:font-weight="bold" officeooo:rsid="002ce3ee" officeooo:paragraph-rsid="002ce3e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Calibri" fo:font-size="8pt" fo:language="el" fo:country="GR" style:font-size-asian="8pt" style:font-size-complex="8pt"/>
    </style:style>
    <style:style style:name="P5" style:family="paragraph" style:parent-style-name="Standard">
      <style:paragraph-properties fo:text-align="start" style:justify-single-word="false"/>
      <style:text-properties style:font-name="Calibri" fo:font-size="8pt" fo:language="el" fo:country="GR" officeooo:rsid="001c0991" officeooo:paragraph-rsid="001c0991" style:font-size-asian="8pt" style:font-size-complex="8pt"/>
    </style:style>
    <style:style style:name="P6" style:family="paragraph" style:parent-style-name="Standard">
      <style:paragraph-properties fo:text-align="center" style:justify-single-word="false"/>
      <style:text-properties style:font-name="Calibri" fo:language="el" fo:country="GR" officeooo:rsid="0023de36" officeooo:paragraph-rsid="0023de36"/>
    </style:style>
    <style:style style:name="P7" style:family="paragraph" style:parent-style-name="Standard">
      <style:paragraph-properties fo:text-align="center" style:justify-single-word="false"/>
      <style:text-properties style:font-name="Calibri" fo:language="el" fo:country="GR"/>
    </style:style>
    <style:style style:name="P8" style:family="paragraph" style:parent-style-name="Standard">
      <style:paragraph-properties fo:text-align="start" style:justify-single-word="false"/>
      <style:text-properties style:font-name="Calibri" fo:language="el" fo:country="GR" officeooo:rsid="001c0991" officeooo:paragraph-rsid="001dd7e7"/>
    </style:style>
    <style:style style:name="P9" style:family="paragraph" style:parent-style-name="Standard">
      <style:paragraph-properties fo:text-align="start" style:justify-single-word="false"/>
      <style:text-properties style:font-name="Calibri" fo:language="el" fo:country="GR" officeooo:rsid="001c0991" officeooo:paragraph-rsid="001c0991"/>
    </style:style>
    <style:style style:name="P10" style:family="paragraph" style:parent-style-name="Standard" style:list-style-name="L1">
      <style:paragraph-properties fo:text-align="start" style:justify-single-word="false"/>
      <style:text-properties style:font-name="Calibri" fo:language="el" fo:country="GR" officeooo:rsid="001c0991" officeooo:paragraph-rsid="001c0991"/>
    </style:style>
    <style:style style:name="P11" style:family="paragraph" style:parent-style-name="Standard" style:list-style-name="L1">
      <style:paragraph-properties fo:text-align="start" style:justify-single-word="false"/>
      <style:text-properties style:font-name="Calibri" fo:language="el" fo:country="GR" officeooo:rsid="001c0991" officeooo:paragraph-rsid="002ad7de"/>
    </style:style>
    <style:style style:name="P12" style:family="paragraph" style:parent-style-name="Standard" style:list-style-name="L2">
      <style:paragraph-properties fo:text-align="start" style:justify-single-word="false"/>
      <style:text-properties style:font-name="Calibri" fo:language="el" fo:country="GR" officeooo:rsid="001c5907" officeooo:paragraph-rsid="001c5907"/>
    </style:style>
    <style:style style:name="P13" style:family="paragraph" style:parent-style-name="Standard">
      <style:paragraph-properties fo:text-align="start" style:justify-single-word="false"/>
      <style:text-properties style:font-name="Calibri" fo:language="el" fo:country="GR" officeooo:rsid="001c5907" officeooo:paragraph-rsid="001c5907"/>
    </style:style>
    <style:style style:name="P14" style:family="paragraph" style:parent-style-name="Standard">
      <style:paragraph-properties fo:text-align="start" style:justify-single-word="false"/>
      <style:text-properties style:font-name="Calibri" fo:language="el" fo:country="GR" officeooo:rsid="001c5907" officeooo:paragraph-rsid="001d7614"/>
    </style:style>
    <style:style style:name="P15" style:family="paragraph" style:parent-style-name="Standard">
      <style:paragraph-properties fo:text-align="start" style:justify-single-word="false"/>
      <style:text-properties style:font-name="Calibri" fo:language="el" fo:country="GR" officeooo:rsid="0020851c" officeooo:paragraph-rsid="002181b8"/>
    </style:style>
    <style:style style:name="P16" style:family="paragraph" style:parent-style-name="Standard">
      <style:paragraph-properties fo:text-align="start" style:justify-single-word="false"/>
      <style:text-properties style:font-name="Calibri" fo:language="el" fo:country="GR" officeooo:rsid="00328f97" officeooo:paragraph-rsid="00328f97"/>
    </style:style>
    <style:style style:name="P17" style:family="paragraph" style:parent-style-name="Standard">
      <style:paragraph-properties fo:text-align="start" style:justify-single-word="false"/>
      <style:text-properties style:font-name="Calibri" fo:language="el" fo:country="GR" officeooo:rsid="00328f97" officeooo:paragraph-rsid="002181b8"/>
    </style:style>
    <style:style style:name="P18" style:family="paragraph" style:parent-style-name="Standard">
      <style:paragraph-properties fo:text-align="start" style:justify-single-word="false"/>
      <style:text-properties style:font-name="Calibri" fo:language="el" fo:country="GR" officeooo:rsid="0022bd15" officeooo:paragraph-rsid="0022bd15"/>
    </style:style>
    <style:style style:name="P19" style:family="paragraph" style:parent-style-name="Standard">
      <style:paragraph-properties fo:text-align="start" style:justify-single-word="false"/>
      <style:text-properties style:font-name="Calibri" fo:font-size="6pt" fo:language="el" fo:country="GR" officeooo:rsid="001c0991" officeooo:paragraph-rsid="001dd7e7" style:font-size-asian="5.25pt" style:font-size-complex="6pt"/>
    </style:style>
    <style:style style:name="P20" style:family="paragraph" style:parent-style-name="Standard">
      <style:paragraph-properties fo:text-align="start" style:justify-single-word="false"/>
      <style:text-properties style:font-name="Calibri" fo:font-size="6pt" fo:language="el" fo:country="GR" style:text-underline-style="solid" style:text-underline-width="auto" style:text-underline-color="font-color" fo:font-weight="bold" officeooo:rsid="001c0991" officeooo:paragraph-rsid="001c0991" style:font-size-asian="5.25pt" style:font-weight-asian="bold" style:font-size-complex="6pt" style:font-weight-complex="bold"/>
    </style:style>
    <style:style style:name="P21" style:family="paragraph" style:parent-style-name="Standard">
      <style:paragraph-properties fo:text-align="start" style:justify-single-word="false"/>
      <style:text-properties style:font-name="Calibri" fo:font-size="6pt" fo:language="el" fo:country="GR" style:text-underline-style="solid" style:text-underline-width="auto" style:text-underline-color="font-color" fo:font-weight="bold" officeooo:rsid="002e2a70" officeooo:paragraph-rsid="002e2a70" style:font-size-asian="5.25pt" style:font-weight-asian="bold" style:font-size-complex="6pt" style:font-weight-complex="bold"/>
    </style:style>
    <style:style style:name="P22" style:family="paragraph" style:parent-style-name="Standard">
      <style:paragraph-properties fo:text-align="center" style:justify-single-word="false"/>
      <style:text-properties style:font-name="Calibri" fo:font-size="6pt" fo:language="el" fo:country="GR" style:text-underline-style="solid" style:text-underline-width="auto" style:text-underline-color="font-color" fo:font-weight="bold" officeooo:rsid="003e5293" officeooo:paragraph-rsid="003e5293" style:font-size-asian="5.25pt" style:font-weight-asian="bold" style:font-size-complex="6pt" style:font-weight-complex="bold"/>
    </style:style>
    <style:style style:name="P23" style:family="paragraph" style:parent-style-name="Standard">
      <style:paragraph-properties fo:text-align="start" style:justify-single-word="false"/>
      <style:text-properties style:font-name="Calibri" fo:font-size="13pt" fo:language="el" fo:country="GR" style:text-underline-style="solid" style:text-underline-width="auto" style:text-underline-color="font-color" fo:font-weight="bold" officeooo:rsid="001c0991" officeooo:paragraph-rsid="001c0991"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Calibri" fo:font-size="13pt" fo:language="el" fo:country="GR" style:text-underline-style="solid" style:text-underline-width="auto" style:text-underline-color="font-color" fo:font-weight="bold" officeooo:rsid="002e2a70" officeooo:paragraph-rsid="002e2a70" style:font-size-asian="13pt" style:font-weight-asian="bold" style:font-size-complex="13pt" style:font-weight-complex="bold"/>
    </style:style>
    <style:style style:name="P25" style:family="paragraph" style:parent-style-name="Standard">
      <style:paragraph-properties fo:text-align="center" style:justify-single-word="false"/>
      <style:text-properties style:font-name="Calibri" fo:font-size="13pt" fo:language="el" fo:country="GR" style:text-underline-style="solid" style:text-underline-width="auto" style:text-underline-color="font-color" fo:font-weight="bold" officeooo:rsid="003e5293" officeooo:paragraph-rsid="003e5293"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Calibri" fo:font-size="12pt" fo:language="el" fo:country="GR" style:text-underline-style="none" fo:font-weight="normal" officeooo:rsid="003b1618" officeooo:paragraph-rsid="003b1618"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fo:font-size="12pt" fo:language="el" fo:country="GR" style:text-underline-style="none" fo:font-weight="normal" officeooo:rsid="0034ac38" officeooo:paragraph-rsid="003753e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language="el" fo:country="GR" officeooo:paragraph-rsid="003753e0"/>
    </style:style>
    <style:style style:name="T1" style:family="text">
      <style:text-properties officeooo:rsid="001bdd67"/>
    </style:style>
    <style:style style:name="T2" style:family="text">
      <style:text-properties officeooo:rsid="001d7614"/>
    </style:style>
    <style:style style:name="T3" style:family="text">
      <style:text-properties officeooo:rsid="001dd7e7"/>
    </style:style>
    <style:style style:name="T4" style:family="text">
      <style:text-properties officeooo:rsid="001f275b"/>
    </style:style>
    <style:style style:name="T5" style:family="text">
      <style:text-properties fo:font-style="italic" style:font-style-asian="italic" style:font-style-complex="italic"/>
    </style:style>
    <style:style style:name="T6" style:family="text">
      <style:text-properties fo:font-style="italic" officeooo:rsid="001f275b" style:font-style-asian="italic" style:font-style-complex="italic"/>
    </style:style>
    <style:style style:name="T7" style:family="text">
      <style:text-properties fo:font-style="italic" officeooo:rsid="002181b8" style:font-style-asian="italic" style:font-style-complex="italic"/>
    </style:style>
    <style:style style:name="T8" style:family="text">
      <style:text-properties fo:font-style="italic" fo:font-weight="bold" officeooo:rsid="001d7614" style:font-style-asian="italic" style:font-weight-asian="bold" style:font-style-complex="italic" style:font-weight-complex="bold"/>
    </style:style>
    <style:style style:name="T9" style:family="text">
      <style:text-properties fo:font-style="italic" fo:font-weight="bold" officeooo:rsid="0020851c" style:font-style-asian="italic" style:font-weight-asian="bold" style:font-style-complex="italic" style:font-weight-complex="bold"/>
    </style:style>
    <style:style style:name="T10" style:family="text">
      <style:text-properties fo:font-style="italic" fo:font-weight="bold" officeooo:rsid="001dd7e7" style:font-style-asian="italic" style:font-weight-asian="bold" style:font-style-complex="italic" style:font-weight-complex="bold"/>
    </style:style>
    <style:style style:name="T11" style:family="text">
      <style:text-properties fo:font-style="italic" fo:font-weight="bold" officeooo:rsid="0023205b" style:font-style-asian="italic" style:font-weight-asian="bold" style:font-style-complex="italic" style:font-weight-complex="bold"/>
    </style:style>
    <style:style style:name="T12" style:family="text">
      <style:text-properties fo:font-style="italic" fo:font-weight="bold" officeooo:rsid="002ad7de" style:font-style-asian="italic" style:font-weight-asian="bold" style:font-style-complex="italic" style:font-weight-complex="bold"/>
    </style:style>
    <style:style style:name="T13" style:family="text">
      <style:text-properties fo:font-style="italic" fo:font-weight="bold" officeooo:rsid="002be1bf" style:font-style-asian="italic" style:font-weight-asian="bold" style:font-style-complex="italic" style:font-weight-complex="bold"/>
    </style:style>
    <style:style style:name="T14" style:family="text">
      <style:text-properties fo:font-style="italic" fo:font-weight="normal" officeooo:rsid="0032e103"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1d7614" style:font-weight-asian="bold" style:font-weight-complex="bold"/>
    </style:style>
    <style:style style:name="T17" style:family="text">
      <style:text-properties fo:font-weight="bold" officeooo:rsid="001dd7e7"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officeooo:rsid="002181b8" style:font-style-asian="normal" style:font-style-complex="normal"/>
    </style:style>
    <style:style style:name="T20" style:family="text">
      <style:text-properties fo:font-style="normal" officeooo:rsid="0022bd15" style:font-style-asian="normal" style:font-style-complex="normal"/>
    </style:style>
    <style:style style:name="T21" style:family="text">
      <style:text-properties fo:font-style="normal" officeooo:rsid="002ad7de" style:font-style-asian="normal" style:font-style-complex="normal"/>
    </style:style>
    <style:style style:name="T22" style:family="text">
      <style:text-properties fo:font-style="normal" fo:font-weight="bold" officeooo:rsid="002ad7de"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2ad7de" style:font-style-asian="normal" style:font-weight-asian="normal" style:font-style-complex="normal" style:font-weight-complex="normal"/>
    </style:style>
    <style:style style:name="T25" style:family="text">
      <style:text-properties fo:font-style="normal" fo:font-weight="normal" officeooo:rsid="0032e103" style:font-style-asian="normal" style:font-weight-asian="normal" style:font-style-complex="normal" style:font-weight-complex="normal"/>
    </style:style>
    <style:style style:name="T26" style:family="text">
      <style:text-properties officeooo:rsid="0023205b"/>
    </style:style>
    <style:style style:name="T27" style:family="text">
      <style:text-properties officeooo:rsid="001c0991"/>
    </style:style>
    <style:style style:name="T28" style:family="text">
      <style:text-properties officeooo:rsid="002ad7de"/>
    </style:style>
    <style:style style:name="T29" style:family="text">
      <style:text-properties officeooo:rsid="00308af7"/>
    </style:style>
    <style:style style:name="T30" style:family="text">
      <style:text-properties officeooo:rsid="00328f97"/>
    </style:style>
    <style:style style:name="T31" style:family="text">
      <style:text-properties officeooo:rsid="00357b5e"/>
    </style:style>
    <style:style style:name="T32" style:family="text">
      <style:text-properties officeooo:rsid="0036f7b5"/>
    </style:style>
    <style:style style:name="T33" style:family="text">
      <style:text-properties officeooo:rsid="003753e0"/>
    </style:style>
    <style:style style:name="T34" style:family="text">
      <style:text-properties officeooo:rsid="00396905"/>
    </style:style>
    <style:style style:name="T35" style:family="text">
      <style:text-properties officeooo:rsid="003db498"/>
    </style:style>
    <style:style style:name="T36" style:family="text">
      <style:text-properties style:font-name="Calibri" fo:font-size="12pt" style:text-underline-style="none" fo:font-weight="normal" officeooo:rsid="0036f7b5" style:font-size-asian="12pt" style:font-weight-asian="normal" style:font-size-complex="12pt" style:font-weight-complex="normal"/>
    </style:style>
    <style:style style:name="T37" style:family="text">
      <style:text-properties style:font-name="Calibri" fo:font-size="12pt" style:text-underline-style="none" fo:font-weight="normal" officeooo:rsid="003753e0" style:font-size-asian="12pt" style:font-weight-asian="normal" style:font-size-complex="12pt" style:font-weight-complex="normal"/>
    </style:style>
    <style:style style:name="T38" style:family="text">
      <style:text-properties style:font-name="Calibri" fo:font-size="12pt" style:text-underline-style="none" fo:font-weight="normal" officeooo:rsid="0040d942" style:font-size-asian="12pt" style:font-weight-asian="normal" style:font-size-complex="12pt" style:font-weight-complex="normal"/>
    </style:style>
    <style:style style:name="T39" style:family="text">
      <style:text-properties style:font-name="Calibri" fo:font-size="12pt" style:text-underline-style="none" fo:font-weight="normal" officeooo:rsid="0044b4ad" style:font-size-asian="12pt" style:font-weight-asian="normal" style:font-size-complex="12pt" style:font-weight-complex="normal"/>
    </style:style>
    <style:style style:name="T40" style:family="text">
      <style:text-properties style:font-name="Calibri" fo:font-size="12pt" style:text-underline-style="none" fo:font-weight="normal" officeooo:rsid="0045f58e" style:font-size-asian="12pt" style:font-weight-asian="normal" style:font-size-complex="12pt" style:font-weight-complex="normal"/>
    </style:style>
    <style:style style:name="T41" style:family="text">
      <style:text-properties style:font-name="Calibri" fo:font-size="12pt" fo:font-style="italic" style:text-underline-style="none" fo:font-weight="normal" officeooo:rsid="0036f7b5" style:font-size-asian="12pt" style:font-style-asian="italic" style:font-weight-asian="normal" style:font-size-complex="12pt" style:font-style-complex="italic" style:font-weight-complex="normal"/>
    </style:style>
    <style:style style:name="T42" style:family="text">
      <style:text-properties style:font-name="Calibri" fo:font-size="12pt" fo:font-style="italic" style:text-underline-style="none" fo:font-weight="normal" officeooo:rsid="003db498" style:font-size-asian="12pt" style:font-style-asian="italic" style:font-weight-asian="normal" style:font-size-complex="12pt" style:font-style-complex="italic" style:font-weight-complex="normal"/>
    </style:style>
    <style:style style:name="T43" style:family="text">
      <style:text-properties style:font-name="Calibri" fo:font-size="12pt" fo:font-style="italic" style:text-underline-style="none" fo:font-weight="normal" officeooo:rsid="003753e0" style:font-size-asian="12pt" style:font-style-asian="italic" style:font-weight-asian="normal" style:font-size-complex="12pt" style:font-style-complex="italic" style:font-weight-complex="normal"/>
    </style:style>
    <style:style style:name="T44" style:family="text">
      <style:text-properties fo:language="el" fo:country="G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Εργασία στο μάθημα Εξόρυξης Δεδομένων</text:p>
      <text:p text:style-name="P4"><text:s/></text:p>
      <text:p text:style-name="P2">Κωνσταντίνος Χαφής <text:span text:style-name="T1">it22120</text:span></text:p>
      <text:p text:style-name="P4"><text:s/></text:p>
      <text:p text:style-name="P6">Ιανουάριος 202<text:span text:style-name="T29">5</text:span></text:p>
      <text:p text:style-name="P7"/>
      <text:p text:style-name="P3">Επεξεργασία δεδομένων</text:p>
      <text:p text:style-name="P19"/>
      <text:p text:style-name="P8">Για τη προεπεξεργασία των δεδομένων επέλεξα τις εξής διαφορετικές τεχνικές για τα δεδομένα:</text:p>
      <text:p text:style-name="P9"><text:s text:c="2"/></text:p>
      <text:p text:style-name="P9"><text:s text:c="2"/>Preprocessing:</text:p>
      <text:p text:style-name="P5"><text:s/></text:p>
      <text:list text:style-name="L1">
        <text:list-item>
          <text:p text:style-name="P10">Duplicate <text:span text:style-name="T26">sample</text:span> removal</text:p>
        </text:list-item>
        <text:list-item>
          <text:p text:style-name="P10"><text:span text:style-name="T26">Sample</text:span> removal with high amount of nan values</text:p>
        </text:list-item>
        <text:list-item>
          <text:p text:style-name="P10"><text:span text:style-name="T26">Feature</text:span> removal with high amount of nan values</text:p>
        </text:list-item>
        <text:list-item>
          <text:p text:style-name="P10">Fill remaining nan values</text:p>
        </text:list-item>
        <text:list-item>
          <text:p text:style-name="P10"><text:span text:style-name="T26">Feature </text:span>Binning <text:span text:style-name="T28">(Δεν χρησιμοποιήθηκε εν τέλει)</text:span></text:p>
        </text:list-item>
        <text:list-item>
          <text:p text:style-name="P10">Feature correlation<text:span text:style-name="T28">s</text:span></text:p>
        </text:list-item>
        <text:list-item>
          <text:p text:style-name="P11">Deskewing <text:span text:style-name="T28">(Δεν χρησιμοποιήθηκε εν τέλει)</text:span></text:p>
        </text:list-item>
        <text:list-item>
          <text:p text:style-name="P10">Normalization</text:p>
        </text:list-item>
        <text:list-item>
          <text:p text:style-name="P11">Feature Selection / Expansion <text:span text:style-name="T28">(Δεν χρησιμοποιήθηκε εν τέλει)</text:span></text:p>
        </text:list-item>
      </text:list>
      <text:p text:style-name="P9"/>
      <text:p text:style-name="P9"><text:s text:c="2"/>Postprocessing (after split):</text:p>
      <text:p text:style-name="P5"><text:s/></text:p>
      <text:list text:style-name="L2">
        <text:list-item>
          <text:p text:style-name="P12"><text:span text:style-name="T27">R</text:span>emoval of rows with outliers</text:p>
        </text:list-item>
        <text:list-item>
          <text:p text:style-name="P12">SMOTE</text:p>
        </text:list-item>
      </text:list>
      <text:p text:style-name="P13"/>
      <text:p text:style-name="P13">Κάθε μια από αυτές τις μεθόδους ελέγχθηκαν ξεχωριστά και με διαφορετικά <text:span text:style-name="T15">thresholds</text:span> ή/και <text:span text:style-name="T15">υπό-μεθόδους</text:span>.</text:p>
      <text:p text:style-name="P14">Συγκεκριμένα στο αρχείο <text:span text:style-name="T8">preprocessing_permutations.</text:span><text:span text:style-name="T9">py</text:span><text:span text:style-name="T16"> </text:span><text:span text:style-name="T2">έχω υλοποιήσει μεθόδους για την δημιουργία ενός </text:span><text:span text:style-name="T16">iterable</text:span><text:span text:style-name="T2"> με όλες τους πιθανούς συνδυασμούς με input τις διαφορετικές τεχνικές επεξεργασίας και όλες τις υπό-μεθόδους τους που θέλω να ελέγξω.</text:span></text:p>
      <text:p text:style-name="P9"/>
      <text:p text:style-name="P23">Επιλογή ταξινομητή και παραμέτρων</text:p>
      <text:p text:style-name="P20"/>
      <text:p text:style-name="P9">Τώρα για την επιλογή του κατάλληλου <text:span text:style-name="T3">ταξινομητή, κατέληξα εμπειρικά, και μετά από πάρα πολλές δοκιμές, στο συμπέρασμα πως ο classifier </text:span><text:span text:style-name="T10">HistGradientBoostingClassifier</text:span><text:span text:style-name="T17"> </text:span><text:span text:style-name="T3">είναι ο πιο αποδοτικός, όπου μπορούσε </text:span><text:span text:style-name="T4">να δώσει </text:span><text:span text:style-name="T6">f1-score</text:span><text:span text:style-name="T4"> για την πρώτη κλάση πάνω από 65-70% </text:span><text:span text:style-name="T30">σταθερά</text:span><text:span text:style-name="T4">.</text:span></text:p>
      <text:p text:style-name="P9"/>
      <text:p text:style-name="P15">Ωστόσο, παρατηρήθηκε μια απόκλιση του <text:span text:style-name="T5">f1-score </text:span><text:span text:style-name="T18">κάθε φορά που έτρεχε το πρόγραμμα, λόγω της τυχαιότητας του </text:span><text:span text:style-name="T5">shuffle </text:span><text:span text:style-name="T19">στο </text:span><text:span text:style-name="T7">train_test_split </text:span><text:span text:style-name="T19">που έδινε κάθε φορά διαφορετικό πλήθος δεδομένων, που ανήκαν στην πρώτη κλάση, η οποία έχει ήδη πολύ λίγα δείγματα.</text:span></text:p>
      <text:p text:style-name="P15"><text:span text:style-name="T18"/></text:p>
      <text:p text:style-name="P15"><text:span text:style-name="T19">Για τον λόγω αυτό </text:span><text:span text:style-name="T18">κατέληξα </text:span><text:span text:style-name="T19">να τρέχω τον ταξινομητή, με διαφορετικό </text:span><text:span text:style-name="T7">train_test_split</text:span><text:span text:style-name="T19">, συνολικά 100 φορές που ήταν αρκετό για να βρω ένα μέσο όρο </text:span><text:span text:style-name="T20">και τυπική απόκλιση,</text:span><text:span text:style-name="T19"> για την απόδοση το</text:span><text:span text:style-name="T20">υ</text:span><text:span text:style-name="T19"> ταξινομητή. Πράγμα που αποδείχθηκε πιο αποτελεσματικό στην αξιολόγηση του μοντέλου σε σύγκριση με αυτή τ</text:span><text:span text:style-name="T21">ης μεθόδου </text:span><text:span text:style-name="T12">KF</text:span><text:span text:style-name="T13">old</text:span><text:span text:style-name="T22"> </text:span><text:span text:style-name="T24">και των παραγώγων αυτής.</text:span></text:p>
      <text:p text:style-name="P15"><text:span text:style-name="T24"/></text:p>
      <text:p text:style-name="P16"><text:span text:style-name="T24">Ο</text:span><text:span text:style-name="T23">πότε, η επιλογή των παραμέτρων είχε άμεσα να κάνει από αυτή τη διαδικασία, με αποτέλεσμα τώρα </text:span><text:span text:style-name="T25">οι καλύτεροι preprocessing συνδυασμοί έδιναν ένα </text:span><text:span text:style-name="T14">f1-score</text:span><text:span text:style-name="T25"> σταθερά πάνω από 75%.</text:span></text:p>
      <text:p text:style-name="P17"><text:span text:style-name="T18"/></text:p>
      <text:p text:style-name="P18"><text:soft-page-break/>Αρχικά δοκίμασα έναν ταξινομητή που είχε παραμέτρους τοποθετημένους από εμένα. Ξανά όμως η επιλογή τους έγινε εμπειρικά και μετά πολλές δοκιμές. <text:span text:style-name="T26">Ωστόσο για την τελική εξαγωγή τον καλύτερων παραμέτρων χρησιμοποίησα τη μέθοδο </text:span><text:span text:style-name="T11">GridSearchCV</text:span><text:span text:style-name="T26">.</text:span></text:p>
      <text:p text:style-name="P9"/>
      <text:p text:style-name="P24">Αξιολόγηση στα δεδομένα</text:p>
      <text:p text:style-name="P21"/>
      <text:p text:style-name="P26">Η αξιολόγηση με τα labeled δεδομένα εκπαίδευσης, όπως προανέφερα, είχε τα δικά προβλήματα που καθιστούσαν την αξιολόγηση του μοντέλου αρκετά δύσκολη, ειδικότερα σε μικρότερες αλλαγές των παραμέτρων, είτε του μοντέλου, είτε της προεπεξεργασίας. Με καλή όμως δειγματοληψία κατάφερα να σχηματίσω μια καλή εικόνα για τις πιο αποτελεσματικές παραμέτρους.</text:p>
      <text:p text:style-name="P26"/>
      <text:p text:style-name="P27">Στο κομμάτι της τελικής αξιολόγησης όμως τα αποτελέσματα δεν ήταν όπως τα περίμενα. Συγκριμένα, μικρές αλλαγές <text:span text:style-name="T31">στην προεπεξεργασία των training δεδομένων ή τ</text:span><text:span text:style-name="T35">ου μοντέλου</text:span><text:span text:style-name="T31"> θα είχε πολύ μεγάλη διαφορά στο</text:span><text:span text:style-name="T32">ν αριθμό των προβλεπόμενων χρεοκοπημένων εταιριών </text:span><text:span text:style-name="T33">(πχ 20 σε 180) στα </text:span><text:span text:style-name="T34">unlabeled</text:span><text:span text:style-name="T33"> </text:span><text:span text:style-name="T34">test δεδομένα</text:span><text:span text:style-name="T32">. </text:span></text:p>
      <text:p text:style-name="P27"/>
      <text:p text:style-name="P28"><text:span text:style-name="T36">Ωστόσο με βάση τους προηγούμενους καλούς συνδυασμούς προεπεξεργασίας που υπολόγισα και με μια προσεγ</text:span><text:span text:style-name="T38">γ</text:span><text:span text:style-name="T36">ιστική μέθοδο κατέληξα σε έναν συνδυασμό που ήταν '</text:span><text:span text:style-name="T41">ανθεκτικό</text:span><text:span text:style-name="T42">ς</text:span><text:span text:style-name="T36">' σε μικρές αλλαγές </text:span><text:span text:style-name="T37">και που </text:span><text:span text:style-name="T43">φαινομενικά</text:span><text:span text:style-name="T37"> είχε ένα καλό αριθμό προβλεπόμενων εταιριών.</text:span></text:p>
      <text:p text:style-name="P28"><text:span text:style-name="T37"/></text:p>
      <text:p text:style-name="P28"><text:span text:style-name="T37">Η χρήση των </text:span><text:span text:style-name="T39">10 πιο σημαντικών γνωρισμάτων στην προεπεξεργασία του μοντέλου, αν και μια καλή ιδέα για την αποφυγή θορύβων από άλλα γνωρίσματα και επικέντρωση σε λίγα καθοριστικά γνωρίσματα, ωστόσο είχε ως αποτέλεσμα την υποβάθμιση της ικανότητας του μοντέλου να προβλέπει σωστά τις εταιρίες κατά 5-10% στα training labeled δεδομένα. </text:span><text:span text:style-name="T40">Πολύ πιθανών επειδή αυτά μοντέλα μπορούν να ‘βρουν’ πληροφορία χρήσιμη σε άσχετα δεδομένα ή δεδομένα που φαίνεται να μην είναι ιδιαίτερα χρήσιμα.</text:span><text:span text:style-name="T39"> </text:span><text:span text:style-name="T40">Για αυτούς τους λόγους δεν χρησιμοποίησα αυτή την μέθοδο.</text:span></text:p>
      <text:p text:style-name="P28"><text:span text:style-name="T37"/></text:p>
      <text:p text:style-name="P24"/>
      <text:p text:style-name="P9"/>
      <text:p text:style-name="P25">Αποθετήριο Κώδικα</text:p>
      <text:p text:style-name="P22"/>
      <text:p text:style-name="P1"><text:a xlink:type="simple" xlink:href="https://github.com/Kostas-Xafis/DataMining" text:style-name="Internet_20_link" text:visited-style-name="Visited_20_Internet_20_Link"><text:span text:style-name="T44">https://github.com/Kostas-Xafis/DataMining</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xx" style:country-asian="none" style:font-name-complex="Noto Sans Devanagari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xx" style:country-asian="none" style:font-name-complex="Noto Sans Devanagari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9:03:55.481931198</meta:creation-date>
    <dc:date>2025-01-24T23:44:56.847428559</dc:date>
    <meta:editing-duration>PT7H21M28S</meta:editing-duration>
    <meta:editing-cycles>35</meta:editing-cycles>
    <meta:generator>LibreOffice/24.2.7.2$Linux_X86_64 LibreOffice_project/420$Build-2</meta:generator>
    <meta:print-date>2025-01-24T19:52:10.546249469</meta:print-date>
    <meta:printed-by>PDF files</meta:printed-by>
    <meta:document-statistic meta:table-count="0" meta:image-count="0" meta:object-count="0" meta:page-count="2" meta:paragraph-count="38" meta:word-count="541" meta:character-count="3748" meta:non-whitespace-character-count="3240"/>
  </office:meta>
</office:document-meta>
</file>